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Monospace" svg:font-family="Monospace"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149515"/>
    </style:style>
    <style:style style:name="P2" style:family="paragraph" style:parent-style-name="Standard">
      <style:paragraph-properties fo:line-height="0.139in"/>
      <style:text-properties style:font-name="Sans-serif" fo:font-size="12pt" officeooo:paragraph-rsid="00095615" style:font-name-asian="Times New Roman" style:font-size-asian="12pt" style:font-name-complex="Times New Roman"/>
    </style:style>
    <style:style style:name="P3" style:family="paragraph" style:parent-style-name="Standard">
      <style:paragraph-properties fo:line-height="0.2307in"/>
      <style:text-properties style:font-name="Sans-serif" fo:font-size="12pt" officeooo:paragraph-rsid="00095615" style:font-name-asian="Times New Roman" style:font-size-asian="12pt" style:font-name-complex="Times New Roman"/>
    </style:style>
    <style:style style:name="P4" style:family="paragraph" style:parent-style-name="Standard">
      <style:paragraph-properties fo:line-height="0.2575in"/>
      <style:text-properties style:font-name="Sans-serif" fo:font-size="12pt" officeooo:paragraph-rsid="00095615" style:font-name-asian="Times New Roman" style:font-size-asian="12pt" style:font-name-complex="Times New Roman"/>
    </style:style>
    <style:style style:name="P5" style:family="paragraph" style:parent-style-name="Standard">
      <style:paragraph-properties fo:line-height="0.2535in"/>
      <style:text-properties style:font-name="Sans-serif" fo:font-size="12pt" officeooo:paragraph-rsid="00095615" style:font-name-asian="Times New Roman" style:font-size-asian="12pt" style:font-name-complex="Times New Roman"/>
    </style:style>
    <style:style style:name="P6" style:family="paragraph" style:parent-style-name="Standard">
      <style:paragraph-properties fo:margin-left="0in" fo:margin-right="0.0043in" style:line-height-at-least="0in" fo:text-align="center" style:justify-single-word="false" fo:text-indent="0in" style:auto-text-indent="false"/>
      <style:text-properties style:font-name="Sans-serif" fo:font-size="11pt" officeooo:paragraph-rsid="00095615" style:font-name-asian="Cambria" style:font-size-asian="11pt" style:font-name-complex="Cambria" style:font-size-complex="11pt"/>
    </style:style>
    <style:style style:name="P7"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officeooo:rsid="00095615" officeooo:paragraph-rsid="00095615" style:font-size-asian="12pt" style:font-size-complex="12pt"/>
    </style:style>
    <style:style style:name="P8"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style:text-underline-style="none" fo:font-weight="normal" officeooo:rsid="000ae7ff" officeooo:paragraph-rsid="000ae7ff" style:font-size-asian="10.5pt" style:font-weight-asian="normal" style:font-size-complex="12pt" style:font-weight-complex="normal"/>
    </style:style>
    <style:style style:name="P9"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style:text-underline-style="none" fo:font-weight="normal" officeooo:rsid="000ce132" officeooo:paragraph-rsid="000ce132" style:font-size-asian="10.5pt" style:font-weight-asian="normal" style:font-size-complex="12pt" style:font-weight-complex="normal"/>
    </style:style>
    <style:style style:name="P10"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style:text-underline-style="none" fo:font-weight="normal" officeooo:rsid="000e05eb" officeooo:paragraph-rsid="000e05eb" style:font-size-asian="10.5pt" style:font-weight-asian="normal" style:font-size-complex="12pt" style:font-weight-complex="normal"/>
    </style:style>
    <style:style style:name="P11"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weight="normal" officeooo:rsid="000e05eb" officeooo:paragraph-rsid="000ee07c" style:font-size-asian="10.5pt" style:font-weight-asian="normal" style:font-size-complex="12pt" style:font-weight-complex="normal"/>
    </style:style>
    <style:style style:name="P12"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weight="normal" officeooo:rsid="000f5b72" officeooo:paragraph-rsid="000f5b72" style:font-size-asian="10.5pt" style:font-weight-asian="normal" style:font-size-complex="12pt" style:font-weight-complex="normal"/>
    </style:style>
    <style:style style:name="P13"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weight="normal" officeooo:rsid="000ff18f" officeooo:paragraph-rsid="000ff18f" style:font-size-asian="10.5pt" style:font-weight-asian="normal" style:font-size-complex="12pt" style:font-weight-complex="normal"/>
    </style:style>
    <style:style style:name="P14"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style="normal" style:text-underline-style="none" fo:font-weight="normal" officeooo:rsid="000ff18f" officeooo:paragraph-rsid="000ff18f"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style="normal" style:text-underline-style="none" fo:font-weight="normal" officeooo:rsid="000ff18f" officeooo:paragraph-rsid="001334cd"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8pt" fo:font-weight="bold" officeooo:rsid="000e05eb" officeooo:paragraph-rsid="000e05eb" style:font-size-asian="18pt" style:font-weight-asian="bold" style:font-size-complex="18pt" style:font-weight-complex="bold"/>
    </style:style>
    <style:style style:name="P17"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officeooo:paragraph-rsid="000ce132"/>
    </style:style>
    <style:style style:name="P18"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officeooo:paragraph-rsid="000ee07c"/>
    </style:style>
    <style:style style:name="P19"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officeooo:paragraph-rsid="000f5b72"/>
    </style:style>
    <style:style style:name="P20"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officeooo:paragraph-rsid="000ff0cb"/>
    </style:style>
    <style:style style:name="P21"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officeooo:paragraph-rsid="000ff18f"/>
    </style:style>
    <style:style style:name="P22"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ee07c" officeooo:paragraph-rsid="000ee07c" style:font-size-asian="10.5pt" style:font-weight-asian="normal" style:font-size-complex="12pt" style:font-weight-complex="normal"/>
    </style:style>
    <style:style style:name="P23"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ee07c" officeooo:paragraph-rsid="000f5b72" style:font-size-asian="10.5pt" style:font-weight-asian="normal" style:font-size-complex="12pt" style:font-weight-complex="normal"/>
    </style:style>
    <style:style style:name="P24"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ee07c" officeooo:paragraph-rsid="000ff18f" style:font-size-asian="10.5pt" style:font-weight-asian="normal" style:font-size-complex="12pt" style:font-weight-complex="normal"/>
    </style:style>
    <style:style style:name="P25"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ee07c" officeooo:paragraph-rsid="001334cd" style:font-size-asian="10.5pt" style:font-weight-asian="normal" style:font-size-complex="12pt" style:font-weight-complex="normal"/>
    </style:style>
    <style:style style:name="P26"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f5b72" officeooo:paragraph-rsid="000f5b72" style:font-size-asian="10.5pt" style:font-weight-asian="normal" style:font-size-complex="12pt" style:font-weight-complex="normal"/>
    </style:style>
    <style:style style:name="P27"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f5b72" officeooo:paragraph-rsid="000ff0cb" style:font-size-asian="10.5pt" style:font-weight-asian="normal" style:font-size-complex="12pt" style:font-weight-complex="normal"/>
    </style:style>
    <style:style style:name="P28"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f5b72" officeooo:paragraph-rsid="000ff18f" style:font-size-asian="10.5pt" style:font-weight-asian="normal" style:font-size-complex="12pt" style:font-weight-complex="normal"/>
    </style:style>
    <style:style style:name="P29"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f5b72" officeooo:paragraph-rsid="001334cd" style:font-size-asian="10.5pt" style:font-weight-asian="normal" style:font-size-complex="12pt" style:font-weight-complex="normal"/>
    </style:style>
    <style:style style:name="P30"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ff0cb" officeooo:paragraph-rsid="000ff0cb" style:font-size-asian="10.5pt" style:font-weight-asian="normal" style:font-size-complex="12pt" style:font-weight-complex="normal"/>
    </style:style>
    <style:style style:name="P31"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ff0cb" officeooo:paragraph-rsid="000ff18f" style:font-size-asian="10.5pt" style:font-weight-asian="normal" style:font-size-complex="12pt" style:font-weight-complex="normal"/>
    </style:style>
    <style:style style:name="P32"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ff0cb" officeooo:paragraph-rsid="00118a69" style:font-size-asian="10.5pt" style:font-weight-asian="normal" style:font-size-complex="12pt" style:font-weight-complex="normal"/>
    </style:style>
    <style:style style:name="P33"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1334cd" officeooo:paragraph-rsid="001334cd" style:font-size-asian="10.5pt" style:font-weight-asian="normal" style:font-size-complex="12pt" style:font-weight-complex="normal"/>
    </style:style>
    <style:style style:name="P34"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fo:font-weight="normal" officeooo:rsid="000f5b72" officeooo:paragraph-rsid="000ff18f" style:font-size-asian="10.5pt" style:font-weight-asian="normal" style:font-size-complex="12pt" style:font-weight-complex="normal"/>
    </style:style>
    <style:style style:name="P35"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fo:font-weight="normal" officeooo:rsid="001334cd" officeooo:paragraph-rsid="001334cd" style:font-size-asian="10.5pt" style:font-weight-asian="normal" style:font-size-complex="12pt" style:font-weight-complex="normal"/>
    </style:style>
    <style:style style:name="P36"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officeooo:paragraph-rsid="000ff18f"/>
    </style:style>
    <style:style style:name="P37"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officeooo:rsid="000f5b72" officeooo:paragraph-rsid="000f5b72"/>
    </style:style>
    <style:style style:name="P38"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officeooo:rsid="000f5b72" officeooo:paragraph-rsid="000ff18f"/>
    </style:style>
    <style:style style:name="P39"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officeooo:rsid="00118a69" officeooo:paragraph-rsid="00118a69"/>
    </style:style>
    <style:style style:name="P40"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officeooo:rsid="00149515" officeooo:paragraph-rsid="00149515"/>
    </style:style>
    <style:style style:name="P41" style:family="paragraph" style:parent-style-name="Standard" style:master-page-name="Standard">
      <style:paragraph-properties fo:line-height="0.139in" style:page-number="auto"/>
      <style:text-properties style:font-name="Sans-serif" fo:font-size="12pt" officeooo:paragraph-rsid="00095615" style:font-name-asian="Times New Roman" style:font-size-asian="12pt" style:font-name-complex="Times New Roman"/>
    </style:style>
    <style:style style:name="P42" style:family="paragraph" style:parent-style-name="Standard">
      <style:paragraph-properties fo:margin-left="0in" fo:margin-right="0.0043in" style:line-height-at-least="0in" fo:text-align="center" style:justify-single-word="false" fo:text-indent="0in" style:auto-text-indent="false"/>
      <style:text-properties style:font-name="Sans-serif" fo:font-size="25.5pt" fo:font-weight="bold" officeooo:rsid="000dd462" officeooo:paragraph-rsid="00095615" style:font-size-asian="25.5pt" style:font-weight-asian="bold"/>
    </style:style>
    <style:style style:name="P43" style:family="paragraph" style:parent-style-name="Standard">
      <style:paragraph-properties fo:margin-left="0in" fo:margin-right="0.0043in" style:line-height-at-least="0in" fo:text-align="center" style:justify-single-word="false" fo:text-indent="0in" style:auto-text-indent="false"/>
      <style:text-properties style:font-name="Sans-serif" fo:font-size="17.5pt" officeooo:rsid="000dd462" officeooo:paragraph-rsid="00095615" style:font-name-asian="Cambria" style:font-size-asian="17.5pt" style:font-name-complex="Cambria"/>
    </style:style>
    <style:style style:name="P44" style:family="paragraph" style:parent-style-name="Standard">
      <style:paragraph-properties fo:margin-left="0in" fo:margin-right="0.0043in" style:line-height-at-least="0in" fo:text-align="center" style:justify-single-word="false" fo:text-indent="0in" style:auto-text-indent="false"/>
      <style:text-properties style:font-name="Sans-serif" fo:font-size="32pt" fo:font-weight="bold" officeooo:rsid="000dd462" officeooo:paragraph-rsid="00095615" style:font-size-asian="32pt" style:font-weight-asian="bold" style:font-size-complex="32pt"/>
    </style:style>
    <style:style style:name="P45" style:family="paragraph" style:parent-style-name="Standard">
      <style:paragraph-properties fo:line-height="0.139in"/>
      <style:text-properties style:font-name="Sans-serif" fo:font-size="12.5pt" fo:font-weight="bold" officeooo:paragraph-rsid="00095615" style:font-size-asian="12.5pt" style:font-weight-asian="bold"/>
    </style:style>
    <style:style style:name="P46" style:family="paragraph" style:parent-style-name="Standard">
      <style:paragraph-properties fo:line-height="0.1945in"/>
      <style:text-properties style:font-name="Sans-serif" fo:font-size="12.5pt" officeooo:paragraph-rsid="00095615" style:font-name-asian="Times New Roman" style:font-size-asian="12.5pt" style:font-name-complex="Times New Roman"/>
    </style:style>
    <style:style style:name="P47" style:family="paragraph" style:parent-style-name="Standard">
      <style:paragraph-properties fo:line-height="0.139in"/>
      <style:text-properties style:font-name="Sans-serif" fo:font-size="12pt" officeooo:paragraph-rsid="00095615" style:font-name-asian="Times New Roman" style:font-size-asian="12pt" style:font-name-complex="Times New Roman"/>
    </style:style>
    <style:style style:name="P48" style:family="paragraph" style:parent-style-name="Standard" style:list-style-name="L1">
      <style:paragraph-properties style:line-height-at-least="0in"/>
      <style:text-properties style:font-name="Sans-serif" fo:font-size="12pt" officeooo:rsid="001a2cf7" officeooo:paragraph-rsid="001a2cf7" style:font-size-asian="10.5pt" style:font-size-complex="12pt"/>
    </style:style>
    <style:style style:name="P49" style:family="paragraph" style:parent-style-name="Standard">
      <style:paragraph-properties fo:line-height="0.0563in"/>
      <style:text-properties style:font-name="Sans-serif" fo:font-size="18pt" officeooo:paragraph-rsid="00095615" style:font-name-asian="Cambria" style:font-size-asian="18pt" style:font-name-complex="Cambria"/>
    </style:style>
    <style:style style:name="P50" style:family="paragraph" style:parent-style-name="Standard">
      <style:paragraph-properties style:line-height-at-least="0in"/>
      <style:text-properties officeooo:paragraph-rsid="001a2cf7"/>
    </style:style>
    <style:style style:name="P51"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5pt" officeooo:rsid="00095615" officeooo:paragraph-rsid="00095615" style:font-name-asian="Cambria" style:font-size-asian="12.5pt" style:font-name-complex="Cambria"/>
    </style:style>
    <style:style style:name="P52"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5pt" officeooo:rsid="000ff18f" officeooo:paragraph-rsid="000ff18f" style:font-name-asian="Cambria" style:font-size-asian="12.5pt" style:font-name-complex="Cambria"/>
    </style:style>
    <style:style style:name="P53"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1pt" officeooo:paragraph-rsid="00095615" style:font-name-asian="Times New Roman" style:font-size-asian="11pt" style:font-name-complex="Times New Roman" style:font-size-complex="11pt"/>
    </style:style>
    <style:style style:name="P54"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22pt" style:text-underline-style="solid" style:text-underline-width="auto" style:text-underline-color="font-color" fo:font-weight="bold" officeooo:rsid="000ae7ff" officeooo:paragraph-rsid="000ae7ff" style:font-name-asian="Times New Roman" style:font-size-asian="22pt" style:font-weight-asian="bold" style:font-name-complex="Times New Roman" style:font-size-complex="22pt" style:font-weight-complex="bold"/>
    </style:style>
    <style:style style:name="P55"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22pt" style:text-underline-style="solid" style:text-underline-width="auto" style:text-underline-color="font-color" fo:font-weight="bold" officeooo:rsid="000ae7ff" officeooo:paragraph-rsid="00095615" style:font-name-asian="Times New Roman" style:font-size-asian="22pt" style:font-weight-asian="bold" style:font-name-complex="Times New Roman" style:font-size-complex="22pt" style:font-weight-complex="bold"/>
    </style:style>
    <style:style style:name="P56"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22pt" style:text-underline-style="solid" style:text-underline-width="auto" style:text-underline-color="font-color" fo:font-weight="bold" officeooo:rsid="000ae7ff" officeooo:paragraph-rsid="000ae7ff" style:font-name-asian="Cambria" style:font-size-asian="22pt" style:font-weight-asian="bold" style:font-name-complex="Cambria" style:font-size-complex="22pt" style:font-weight-complex="bold"/>
    </style:style>
    <style:style style:name="P57"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22pt" style:text-underline-style="solid" style:text-underline-width="auto" style:text-underline-color="font-color" fo:font-weight="bold" officeooo:rsid="000e05eb" officeooo:paragraph-rsid="000e05eb" style:font-name-asian="Cambria" style:font-size-asian="22pt" style:font-weight-asian="bold" style:font-name-complex="Cambria" style:font-size-complex="22pt" style:font-weight-complex="bold"/>
    </style:style>
    <style:style style:name="P58"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22pt" style:text-underline-style="solid" style:text-underline-width="auto" style:text-underline-color="font-color" fo:font-weight="bold" officeooo:rsid="000ff18f" officeooo:paragraph-rsid="000ff18f" style:font-name-asian="Cambria" style:font-size-asian="22pt" style:font-weight-asian="bold" style:font-name-complex="Cambria" style:font-size-complex="22pt" style:font-weight-complex="bold"/>
    </style:style>
    <style:style style:name="P59"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22pt" fo:font-style="normal" style:text-underline-style="solid" style:text-underline-width="auto" style:text-underline-color="font-color" fo:font-weight="bold" officeooo:rsid="00149515" officeooo:paragraph-rsid="00149515" style:font-name-asian="Cambria" style:font-size-asian="22pt" style:font-style-asian="normal" style:font-weight-asian="bold" style:font-name-complex="Cambria" style:font-size-complex="22pt" style:font-style-complex="normal" style:font-weight-complex="bold"/>
    </style:style>
    <style:style style:name="P60"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8pt" fo:font-weight="bold" officeooo:rsid="000e05eb" officeooo:paragraph-rsid="000e05eb" style:font-name-asian="Times New Roman" style:font-size-asian="18pt" style:font-weight-asian="bold" style:font-name-complex="Times New Roman" style:font-size-complex="18pt" style:font-weight-complex="bold"/>
    </style:style>
    <style:style style:name="P61"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officeooo:rsid="00095615" officeooo:paragraph-rsid="00095615" style:font-name-asian="Times New Roman" style:font-size-asian="10.5pt" style:font-name-complex="Times New Roman" style:font-size-complex="12pt"/>
    </style:style>
    <style:style style:name="P62"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officeooo:rsid="000ae7ff" officeooo:paragraph-rsid="000ae7ff" style:font-name-asian="Times New Roman" style:font-size-asian="10.5pt" style:font-name-complex="Times New Roman" style:font-size-complex="12pt"/>
    </style:style>
    <style:style style:name="P63"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style:text-underline-style="none" fo:font-weight="normal" officeooo:rsid="000ae7ff" officeooo:paragraph-rsid="000ae7ff" style:font-name-asian="Cambria" style:font-size-asian="10.5pt" style:font-weight-asian="normal" style:font-name-complex="Cambria" style:font-size-complex="12pt" style:font-weight-complex="normal"/>
    </style:style>
    <style:style style:name="P64"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style:text-underline-style="none" fo:font-weight="normal" officeooo:rsid="000ee07c" officeooo:paragraph-rsid="000ee07c" style:font-name-asian="Cambria" style:font-size-asian="10.5pt" style:font-weight-asian="normal" style:font-name-complex="Cambria" style:font-size-complex="12pt" style:font-weight-complex="normal"/>
    </style:style>
    <style:style style:name="P65"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style:text-underline-style="none" fo:font-weight="normal" officeooo:rsid="000e05eb" officeooo:paragraph-rsid="000e05eb" style:font-name-asian="Cambria" style:font-size-asian="10.5pt" style:font-weight-asian="normal" style:font-name-complex="Cambria" style:font-size-complex="12pt" style:font-weight-complex="normal"/>
    </style:style>
    <style:style style:name="P66"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style:text-underline-style="none" fo:font-weight="normal" officeooo:rsid="000f5b72" officeooo:paragraph-rsid="000f5b72" style:font-name-asian="Cambria" style:font-size-asian="10.5pt" style:font-weight-asian="normal" style:font-name-complex="Cambria" style:font-size-complex="12pt" style:font-weight-complex="normal"/>
    </style:style>
    <style:style style:name="P67"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style:text-underline-style="none" fo:font-weight="normal" officeooo:rsid="000f5b72" officeooo:paragraph-rsid="000ff0cb" style:font-name-asian="Cambria" style:font-size-asian="10.5pt" style:font-weight-asian="normal" style:font-name-complex="Cambria" style:font-size-complex="12pt" style:font-weight-complex="normal"/>
    </style:style>
    <style:style style:name="P68"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style:text-underline-style="none" fo:font-weight="normal" officeooo:rsid="000ff0cb" officeooo:paragraph-rsid="000ff0cb" style:font-name-asian="Cambria" style:font-size-asian="10.5pt" style:font-weight-asian="normal" style:font-name-complex="Cambria" style:font-size-complex="12pt" style:font-weight-complex="normal"/>
    </style:style>
    <style:style style:name="P69"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style:text-underline-style="none" fo:font-weight="normal" officeooo:rsid="000ff0cb" officeooo:paragraph-rsid="000ff18f" style:font-name-asian="Cambria" style:font-size-asian="10.5pt" style:font-weight-asian="normal" style:font-name-complex="Cambria" style:font-size-complex="12pt" style:font-weight-complex="normal"/>
    </style:style>
    <style:style style:name="P70"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style:text-underline-style="none" fo:font-weight="normal" officeooo:rsid="000ff18f" officeooo:paragraph-rsid="000ff18f" style:font-name-asian="Cambria" style:font-size-asian="10.5pt" style:font-weight-asian="normal" style:font-name-complex="Cambria" style:font-size-complex="12pt" style:font-weight-complex="normal"/>
    </style:style>
    <style:style style:name="P71"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style:text-underline-style="solid" style:text-underline-width="auto" style:text-underline-color="font-color" fo:font-weight="bold" officeooo:rsid="000ae7ff" officeooo:paragraph-rsid="000ae7ff" style:font-name-asian="Cambria" style:font-size-asian="10.5pt" style:font-weight-asian="bold" style:font-name-complex="Cambria" style:font-size-complex="12pt" style:font-weight-complex="bold"/>
    </style:style>
    <style:style style:name="P72"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weight="normal" officeooo:rsid="000ee07c" officeooo:paragraph-rsid="000ee07c" style:font-name-asian="Times New Roman" style:font-size-asian="10.5pt" style:font-weight-asian="normal" style:font-name-complex="Times New Roman" style:font-size-complex="12pt" style:font-weight-complex="normal"/>
    </style:style>
    <style:style style:name="P73"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weight="normal" officeooo:rsid="000ee07c" officeooo:paragraph-rsid="000e05eb" style:font-name-asian="Times New Roman" style:font-size-asian="10.5pt" style:font-weight-asian="normal" style:font-name-complex="Times New Roman" style:font-size-complex="12pt" style:font-weight-complex="normal"/>
    </style:style>
    <style:style style:name="P74"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weight="normal" officeooo:rsid="000f5b72" officeooo:paragraph-rsid="000f5b72" style:font-name-asian="Times New Roman" style:font-size-asian="10.5pt" style:font-weight-asian="normal" style:font-name-complex="Times New Roman" style:font-size-complex="12pt" style:font-weight-complex="normal"/>
    </style:style>
    <style:style style:name="P75"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weight="normal" officeooo:rsid="001334cd" officeooo:paragraph-rsid="001334cd" style:font-name-asian="Times New Roman" style:font-size-asian="10.5pt" style:font-weight-asian="normal" style:font-name-complex="Times New Roman" style:font-size-complex="12pt" style:font-weight-complex="normal"/>
    </style:style>
    <style:style style:name="P76"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style="italic" style:text-underline-style="solid" style:text-underline-width="auto" style:text-underline-color="font-color" fo:font-weight="normal" officeooo:rsid="000ff18f" officeooo:paragraph-rsid="000ff18f" style:font-name-asian="Cambria" style:font-size-asian="10.5pt" style:font-style-asian="italic" style:font-weight-asian="normal" style:font-name-complex="Cambria" style:font-size-complex="12pt" style:font-style-complex="italic" style:font-weight-complex="normal"/>
    </style:style>
    <style:style style:name="P77"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style="normal" style:text-underline-style="none" fo:font-weight="normal" officeooo:rsid="000ff18f" officeooo:paragraph-rsid="000ff18f" style:font-name-asian="Cambria" style:font-size-asian="10.5pt" style:font-style-asian="normal" style:font-weight-asian="normal" style:font-name-complex="Cambria" style:font-size-complex="12pt" style:font-style-complex="normal" style:font-weight-complex="normal"/>
    </style:style>
    <style:style style:name="P78"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style="normal" style:text-underline-style="none" fo:font-weight="normal" officeooo:rsid="000ff18f" officeooo:paragraph-rsid="001334cd" style:font-name-asian="Cambria" style:font-size-asian="10.5pt" style:font-style-asian="normal" style:font-weight-asian="normal" style:font-name-complex="Cambria" style:font-size-complex="12pt" style:font-style-complex="normal" style:font-weight-complex="normal"/>
    </style:style>
    <style:style style:name="P79"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style="normal" style:text-underline-style="none" fo:font-weight="normal" officeooo:rsid="00118a69" officeooo:paragraph-rsid="00118a69" style:font-name-asian="Cambria" style:font-size-asian="10.5pt" style:font-style-asian="normal" style:font-weight-asian="normal" style:font-name-complex="Cambria" style:font-size-complex="12pt" style:font-style-complex="normal" style:font-weight-complex="normal"/>
    </style:style>
    <style:style style:name="P80"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style="normal" style:text-underline-style="none" fo:font-weight="normal" officeooo:rsid="000ff0cb" officeooo:paragraph-rsid="000ff18f" style:font-name-asian="Cambria" style:font-size-asian="10.5pt" style:font-style-asian="normal" style:font-weight-asian="normal" style:font-name-complex="Cambria" style:font-size-complex="12pt" style:font-style-complex="normal" style:font-weight-complex="normal"/>
    </style:style>
    <style:style style:name="P81"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style="normal" style:text-underline-style="none" fo:font-weight="normal" officeooo:rsid="001334cd" officeooo:paragraph-rsid="00118a69" style:font-name-asian="Cambria" style:font-size-asian="10.5pt" style:font-style-asian="normal" style:font-weight-asian="normal" style:font-name-complex="Cambria" style:font-size-complex="12pt" style:font-style-complex="normal" style:font-weight-complex="normal"/>
    </style:style>
    <style:style style:name="P82"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style="normal" style:text-underline-style="none" fo:font-weight="normal" officeooo:rsid="001334cd" officeooo:paragraph-rsid="001334cd" style:font-name-asian="Cambria" style:font-size-asian="10.5pt" style:font-style-asian="normal" style:font-weight-asian="normal" style:font-name-complex="Cambria" style:font-size-complex="12pt" style:font-style-complex="normal" style:font-weight-complex="normal"/>
    </style:style>
    <style:style style:name="P83"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style="normal" style:text-underline-style="none" fo:font-weight="normal" officeooo:rsid="00149515" officeooo:paragraph-rsid="00149515" style:font-name-asian="Cambria" style:font-size-asian="10.5pt" style:font-style-asian="normal" style:font-weight-asian="normal" style:font-name-complex="Cambria" style:font-size-complex="12pt" style:font-style-complex="normal" style:font-weight-complex="normal"/>
    </style:style>
    <style:style style:name="P84"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style="normal" style:text-underline-style="none" fo:font-weight="normal" officeooo:rsid="001664b5" officeooo:paragraph-rsid="001664b5" style:font-name-asian="Cambria" style:font-size-asian="10.5pt" style:font-style-asian="normal" style:font-weight-asian="normal" style:font-name-complex="Cambria" style:font-size-complex="12pt" style:font-style-complex="normal" style:font-weight-complex="normal"/>
    </style:style>
    <style:style style:name="P85"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fo:font-style="normal" style:text-underline-style="solid" style:text-underline-width="auto" style:text-underline-color="font-color" fo:font-weight="bold" officeooo:rsid="00149515" officeooo:paragraph-rsid="00149515" style:font-name-asian="Cambria" style:font-size-asian="10.5pt" style:font-style-asian="normal" style:font-weight-asian="bold" style:font-name-complex="Cambria" style:font-size-complex="12pt" style:font-style-complex="normal" style:font-weight-complex="bold"/>
    </style:style>
    <style:style style:name="P86"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fo:font-size="12pt" officeooo:rsid="00095615" officeooo:paragraph-rsid="00095615" style:font-size-asian="12pt" style:font-size-complex="12pt"/>
    </style:style>
    <style:style style:name="P87" style:family="paragraph" style:parent-style-name="Standard">
      <style:paragraph-properties fo:margin-left="0.3752in" fo:margin-right="0in" style:line-height-at-least="0in" fo:text-indent="0in" style:auto-text-indent="false"/>
      <style:text-properties style:font-name="Sans-serif" fo:font-size="12pt" officeooo:paragraph-rsid="00095615" style:font-size-asian="10.5pt" style:font-size-complex="12pt"/>
    </style:style>
    <style:style style:name="P88" style:family="paragraph" style:parent-style-name="Standard">
      <style:paragraph-properties fo:margin-left="0.3752in" fo:margin-right="0in" style:line-height-at-least="0in" fo:text-indent="0in" style:auto-text-indent="false"/>
      <style:text-properties style:font-name="Sans-serif" fo:font-size="12pt" officeooo:rsid="0018b56b" officeooo:paragraph-rsid="0018b56b" style:font-size-asian="10.5pt" style:font-size-complex="12pt"/>
    </style:style>
    <style:style style:name="P89" style:family="paragraph" style:parent-style-name="Standard">
      <style:paragraph-properties fo:margin-left="0.3752in" fo:margin-right="0in" style:line-height-at-least="0in" fo:text-indent="0in" style:auto-text-indent="false"/>
      <style:text-properties style:font-name="Sans-serif" fo:font-size="12pt" officeooo:rsid="001a2cf7" officeooo:paragraph-rsid="001a2cf7" style:font-size-asian="10.5pt" style:font-size-complex="12pt"/>
    </style:style>
    <style:style style:name="P90" style:family="paragraph" style:parent-style-name="Standard">
      <style:paragraph-properties fo:margin-left="0.3752in" fo:margin-right="0in" style:line-height-at-least="0in" fo:text-indent="0in" style:auto-text-indent="false"/>
      <style:text-properties style:font-name="Sans-serif" officeooo:paragraph-rsid="00095615"/>
    </style:style>
    <style:style style:name="P91"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Sans-serif" officeooo:paragraph-rsid="00095615"/>
    </style:style>
    <style:style style:name="P92" style:family="paragraph" style:parent-style-name="Standard">
      <style:paragraph-properties fo:margin-left="0.3752in" fo:margin-right="0in" style:line-height-at-least="0in" fo:text-indent="0in" style:auto-text-indent="false"/>
      <style:text-properties style:font-name="Sans-serif" style:text-underline-style="solid" style:text-underline-width="auto" style:text-underline-color="font-color" officeooo:rsid="0018b56b" officeooo:paragraph-rsid="0018b56b"/>
    </style:style>
    <style:style style:name="P93" style:family="paragraph" style:parent-style-name="Standard">
      <style:paragraph-properties fo:margin-left="0.3752in" fo:margin-right="0in" style:line-height-at-least="0in" fo:text-indent="0in" style:auto-text-indent="false"/>
      <style:text-properties style:font-name="Sans-serif" style:text-underline-style="solid" style:text-underline-width="auto" style:text-underline-color="font-color" officeooo:paragraph-rsid="00095615"/>
    </style:style>
    <style:style style:name="P94"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ee07c" officeooo:paragraph-rsid="000ee07c" style:font-name-asian="Cambria" style:font-size-asian="10.5pt" style:font-weight-asian="normal" style:font-name-complex="Cambria" style:font-size-complex="12pt" style:font-weight-complex="normal"/>
    </style:style>
    <style:style style:name="P95"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ee07c" officeooo:paragraph-rsid="000f5b72" style:font-name-asian="Cambria" style:font-size-asian="10.5pt" style:font-weight-asian="normal" style:font-name-complex="Cambria" style:font-size-complex="12pt" style:font-weight-complex="normal"/>
    </style:style>
    <style:style style:name="P96"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ee07c" officeooo:paragraph-rsid="000ff18f" style:font-name-asian="Cambria" style:font-size-asian="10.5pt" style:font-weight-asian="normal" style:font-name-complex="Cambria" style:font-size-complex="12pt" style:font-weight-complex="normal"/>
    </style:style>
    <style:style style:name="P97"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ee07c" officeooo:paragraph-rsid="001334cd" style:font-name-asian="Cambria" style:font-size-asian="10.5pt" style:font-weight-asian="normal" style:font-name-complex="Cambria" style:font-size-complex="12pt" style:font-weight-complex="normal"/>
    </style:style>
    <style:style style:name="P98"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f5b72" officeooo:paragraph-rsid="000f5b72" style:font-name-asian="Cambria" style:font-size-asian="10.5pt" style:font-weight-asian="normal" style:font-name-complex="Cambria" style:font-size-complex="12pt" style:font-weight-complex="normal"/>
    </style:style>
    <style:style style:name="P99"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f5b72" officeooo:paragraph-rsid="000ff0cb" style:font-name-asian="Cambria" style:font-size-asian="10.5pt" style:font-weight-asian="normal" style:font-name-complex="Cambria" style:font-size-complex="12pt" style:font-weight-complex="normal"/>
    </style:style>
    <style:style style:name="P100"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f5b72" officeooo:paragraph-rsid="000ff18f" style:font-name-asian="Cambria" style:font-size-asian="10.5pt" style:font-weight-asian="normal" style:font-name-complex="Cambria" style:font-size-complex="12pt" style:font-weight-complex="normal"/>
    </style:style>
    <style:style style:name="P101"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f5b72" officeooo:paragraph-rsid="001334cd" style:font-name-asian="Cambria" style:font-size-asian="10.5pt" style:font-weight-asian="normal" style:font-name-complex="Cambria" style:font-size-complex="12pt" style:font-weight-complex="normal"/>
    </style:style>
    <style:style style:name="P102"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f5b72" officeooo:paragraph-rsid="00149515" style:font-name-asian="Cambria" style:font-size-asian="10.5pt" style:font-weight-asian="normal" style:font-name-complex="Cambria" style:font-size-complex="12pt" style:font-weight-complex="normal"/>
    </style:style>
    <style:style style:name="P103"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ce132" officeooo:paragraph-rsid="000ae7ff" style:font-name-asian="Cambria" style:font-size-asian="10.5pt" style:font-weight-asian="normal" style:font-name-complex="Cambria" style:font-size-complex="12pt" style:font-weight-complex="normal"/>
    </style:style>
    <style:style style:name="P104"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ce132" officeooo:paragraph-rsid="000ce132" style:font-name-asian="Cambria" style:font-size-asian="10.5pt" style:font-weight-asian="normal" style:font-name-complex="Cambria" style:font-size-complex="12pt" style:font-weight-complex="normal"/>
    </style:style>
    <style:style style:name="P105"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e05eb" officeooo:paragraph-rsid="000ce132" style:font-name-asian="Cambria" style:font-size-asian="10.5pt" style:font-weight-asian="normal" style:font-name-complex="Cambria" style:font-size-complex="12pt" style:font-weight-complex="normal"/>
    </style:style>
    <style:style style:name="P106"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e05eb" officeooo:paragraph-rsid="000e05eb" style:font-name-asian="Cambria" style:font-size-asian="10.5pt" style:font-weight-asian="normal" style:font-name-complex="Cambria" style:font-size-complex="12pt" style:font-weight-complex="normal"/>
    </style:style>
    <style:style style:name="P107" style:family="paragraph" style:parent-style-name="Standard">
      <style:paragraph-properties fo:margin-left="0.3752in" fo:margin-right="0in" style:line-height-at-least="0in" fo:text-indent="0in" style:auto-text-indent="false">
        <style:tab-stops>
          <style:tab-stop style:position="5.7917in"/>
        </style:tab-stops>
      </style:paragraph-properties>
      <style:text-properties style:font-name="Monospace" fo:font-size="12pt" style:text-underline-style="none" fo:font-weight="normal" officeooo:rsid="000ff18f" officeooo:paragraph-rsid="000ff18f" style:font-name-asian="Cambria" style:font-size-asian="10.5pt" style:font-weight-asian="normal" style:font-name-complex="Cambria" style:font-size-complex="12pt" style:font-weight-complex="normal"/>
    </style:style>
    <style:style style:name="P108" style:family="paragraph" style:parent-style-name="Standard">
      <style:paragraph-properties fo:margin-left="0in" fo:margin-right="0in" style:line-height-at-least="0in" fo:text-indent="0in" style:auto-text-indent="false">
        <style:tab-stops>
          <style:tab-stop style:position="5.7917in"/>
        </style:tab-stops>
      </style:paragraph-properties>
      <style:text-properties style:font-name="Sans-serif" fo:font-size="12pt" style:text-underline-style="none" fo:font-weight="normal" officeooo:rsid="000ae7ff" officeooo:paragraph-rsid="000ae7ff" style:font-name-asian="Cambria" style:font-size-asian="10.5pt" style:font-weight-asian="normal" style:font-name-complex="Cambria" style:font-size-complex="12pt" style:font-weight-complex="normal"/>
    </style:style>
    <style:style style:name="P109" style:family="paragraph" style:parent-style-name="Standard">
      <style:paragraph-properties fo:margin-left="0in" fo:margin-right="0in" style:line-height-at-least="0in" fo:text-indent="0in" style:auto-text-indent="false"/>
      <style:text-properties style:font-name="Sans-serif" officeooo:paragraph-rsid="00095615"/>
    </style:style>
    <style:style style:name="P110" style:family="paragraph" style:parent-style-name="Standard">
      <style:paragraph-properties fo:margin-left="0in" fo:margin-right="0in" style:line-height-at-least="0in" fo:text-indent="0in" style:auto-text-indent="false"/>
      <style:text-properties style:font-name="Sans-serif" officeooo:paragraph-rsid="0018b56b"/>
    </style:style>
    <style:style style:name="T1" style:family="text">
      <style:text-properties fo:font-weight="bold" style:font-weight-asian="bold"/>
    </style:style>
    <style:style style:name="T2" style:family="text">
      <style:text-properties fo:font-weight="bold" officeooo:rsid="0018b56b" style:font-weight-asian="bold"/>
    </style:style>
    <style:style style:name="T3" style:family="text">
      <style:text-properties fo:font-size="25.5pt" fo:font-weight="bold" style:font-size-asian="25.5pt" style:font-weight-asian="bold"/>
    </style:style>
    <style:style style:name="T4" style:family="text">
      <style:text-properties fo:font-size="12pt" style:font-name-asian="Times New Roman" style:font-size-asian="12pt" style:font-name-complex="Times New Roman"/>
    </style:style>
    <style:style style:name="T5" style:family="text">
      <style:text-properties fo:font-size="12pt" style:text-underline-style="none" fo:font-weight="normal" officeooo:rsid="000f5b72" style:font-name-asian="Cambria" style:font-size-asian="10.5pt" style:font-weight-asian="normal" style:font-name-complex="Cambria" style:font-size-complex="12pt" style:font-weight-complex="normal"/>
    </style:style>
    <style:style style:name="T6" style:family="text">
      <style:text-properties fo:font-size="12pt" style:text-underline-style="none" fo:font-weight="normal" officeooo:rsid="000ff0cb" style:font-name-asian="Cambria" style:font-size-asian="10.5pt" style:font-weight-asian="normal" style:font-name-complex="Cambria" style:font-size-complex="12pt" style:font-weight-complex="normal"/>
    </style:style>
    <style:style style:name="T7" style:family="text">
      <style:text-properties fo:font-size="12pt" style:text-underline-style="none" fo:font-weight="normal" officeooo:rsid="000ff18f" style:font-name-asian="Cambria" style:font-size-asian="10.5pt" style:font-weight-asian="normal" style:font-name-complex="Cambria" style:font-size-complex="12pt" style:font-weight-complex="normal"/>
    </style:style>
    <style:style style:name="T8" style:family="text">
      <style:text-properties fo:font-size="18pt" officeooo:rsid="0018b56b" style:font-name-asian="Cambria" style:font-size-asian="18pt" style:font-name-complex="Cambria"/>
    </style:style>
    <style:style style:name="T9" style:family="text">
      <style:text-properties fo:font-size="12.5pt" style:font-name-asian="Cambria" style:font-size-asian="12.5pt" style:font-name-complex="Cambria"/>
    </style:style>
    <style:style style:name="T10" style:family="text">
      <style:text-properties fo:font-size="12.5pt" style:font-name-asian="Cambria" style:font-size-asian="12.5pt" style:font-name-complex="Cambria" style:font-size-complex="11pt"/>
    </style:style>
    <style:style style:name="T11" style:family="text">
      <style:text-properties fo:font-size="12.5pt" officeooo:rsid="00095615" style:font-name-asian="Cambria" style:font-size-asian="12.5pt" style:font-name-complex="Cambria"/>
    </style:style>
    <style:style style:name="T12" style:family="text">
      <style:text-properties fo:font-size="12.5pt" fo:font-weight="bold" style:font-size-asian="12.5pt" style:font-weight-asian="bold"/>
    </style:style>
    <style:style style:name="T13" style:family="text">
      <style:text-properties fo:font-size="12.5pt" style:font-name-asian="Times New Roman" style:font-size-asian="12.5pt" style:font-name-complex="Times New Roman"/>
    </style:style>
    <style:style style:name="T14" style:family="text">
      <style:text-properties style:font-name-asian="Times New Roman" style:font-name-complex="Times New Roman"/>
    </style:style>
    <style:style style:name="T15" style:family="text">
      <style:text-properties officeooo:rsid="000ee07c" style:font-name-asian="Times New Roman" style:font-name-complex="Times New Roman"/>
    </style:style>
    <style:style style:name="T16" style:family="text">
      <style:text-properties officeooo:rsid="000f5b72" style:font-name-asian="Times New Roman" style:font-name-complex="Times New Roman"/>
    </style:style>
    <style:style style:name="T17" style:family="text">
      <style:text-properties fo:font-size="20pt" fo:font-weight="bold" style:font-size-asian="20pt" style:font-weight-asian="bold"/>
    </style:style>
    <style:style style:name="T18" style:family="text">
      <style:text-properties style:use-window-font-color="true" fo:font-size="12.5pt" fo:font-weight="bold" officeooo:rsid="000dd462" style:font-name-asian="Calibri" style:font-size-asian="12.5pt" style:font-weight-asian="bold" style:font-name-complex="Arial" style:font-size-complex="10pt"/>
    </style:style>
    <style:style style:name="T19" style:family="text">
      <style:text-properties style:font-name="Sans-serif" fo:font-size="12pt" style:text-underline-style="none" fo:font-weight="normal" officeooo:rsid="000f5b72" style:font-name-asian="Cambria" style:font-size-asian="10.5pt" style:font-weight-asian="normal" style:font-name-complex="Cambria" style:font-size-complex="12pt" style:font-weight-complex="normal"/>
    </style:style>
    <style:style style:name="T20" style:family="text">
      <style:text-properties style:font-name="Sans-serif" fo:font-size="12pt" style:text-underline-style="none" fo:font-weight="normal" officeooo:rsid="000ff0cb" style:font-name-asian="Cambria" style:font-size-asian="10.5pt" style:font-weight-asian="normal" style:font-name-complex="Cambria" style:font-size-complex="12pt" style:font-weight-complex="normal"/>
    </style:style>
    <style:style style:name="T21" style:family="text">
      <style:text-properties style:font-name="Sans-serif" fo:font-size="12pt" style:font-name-asian="Cambria" style:font-size-asian="12pt" style:font-name-complex="Cambria" style:font-size-complex="12pt"/>
    </style:style>
    <style:style style:name="T22" style:family="text">
      <style:text-properties style:font-name="Sans-serif" fo:font-size="12pt" officeooo:rsid="000ce132" style:font-name-asian="Cambria" style:font-size-asian="12pt" style:font-name-complex="Cambria" style:font-size-complex="12pt"/>
    </style:style>
    <style:style style:name="T23" style:family="text">
      <style:text-properties style:font-name="Sans-serif" fo:font-size="12pt" fo:font-weight="normal" style:font-name-asian="Times New Roman" style:font-size-asian="10.5pt" style:font-weight-asian="normal" style:font-name-complex="Times New Roman" style:font-size-complex="12pt" style:font-weight-complex="normal"/>
    </style:style>
    <style:style style:name="T24" style:family="text">
      <style:text-properties style:font-name="Sans-serif" fo:font-size="12pt" fo:font-weight="normal" officeooo:rsid="000ee07c" style:font-name-asian="Times New Roman" style:font-size-asian="10.5pt" style:font-weight-asian="normal" style:font-name-complex="Times New Roman" style:font-size-complex="12pt" style:font-weight-complex="normal"/>
    </style:style>
    <style:style style:name="T25" style:family="text">
      <style:text-properties style:font-name="Sans-serif" fo:font-size="12pt" fo:font-weight="normal" officeooo:rsid="000ff0cb" style:font-name-asian="Times New Roman" style:font-size-asian="10.5pt" style:font-weight-asian="normal" style:font-name-complex="Times New Roman" style:font-size-complex="12pt" style:font-weight-complex="normal"/>
    </style:style>
    <style:style style:name="T26" style:family="text">
      <style:text-properties style:font-name="Sans-serif" fo:font-size="12pt" fo:font-weight="normal" officeooo:rsid="000f5b72" style:font-name-asian="Times New Roman" style:font-size-asian="10.5pt" style:font-weight-asian="normal" style:font-name-complex="Times New Roman" style:font-size-complex="12pt" style:font-weight-complex="normal"/>
    </style:style>
    <style:style style:name="T27" style:family="text">
      <style:text-properties style:font-name="Sans-serif" fo:font-size="12pt" fo:font-weight="normal" officeooo:rsid="001334cd" style:font-name-asian="Times New Roman" style:font-size-asian="10.5pt" style:font-weight-asian="normal" style:font-name-complex="Times New Roman" style:font-size-complex="12pt" style:font-weight-complex="normal"/>
    </style:style>
    <style:style style:name="T28" style:family="text">
      <style:text-properties style:font-name="Sans-serif" fo:font-size="12pt" fo:font-weight="normal" officeooo:rsid="001a2cf7" style:font-size-asian="12pt" style:font-weight-asian="normal" style:font-size-complex="12pt" style:font-weight-complex="normal"/>
    </style:style>
    <style:style style:name="T29" style:family="text">
      <style:text-properties style:font-name="Sans-serif" fo:font-size="12pt" fo:font-style="normal" style:text-underline-style="none" fo:font-weight="normal" style:font-name-asian="Cambria" style:font-size-asian="10.5pt" style:font-style-asian="normal" style:font-weight-asian="normal" style:font-name-complex="Cambria" style:font-size-complex="12pt" style:font-style-complex="normal" style:font-weight-complex="normal"/>
    </style:style>
    <style:style style:name="T30" style:family="text">
      <style:text-properties style:font-name="Sans-serif" fo:font-size="12pt" fo:font-style="normal" style:text-underline-style="none" fo:font-weight="normal" officeooo:rsid="001334cd" style:font-name-asian="Cambria" style:font-size-asian="10.5pt" style:font-style-asian="normal" style:font-weight-asian="normal" style:font-name-complex="Cambria" style:font-size-complex="12pt" style:font-style-complex="normal" style:font-weight-complex="normal"/>
    </style:style>
    <style:style style:name="T31" style:family="text">
      <style:text-properties style:font-name="Sans-serif" style:font-name-asian="Cambria" style:font-name-complex="Cambria"/>
    </style:style>
    <style:style style:name="T32" style:family="text">
      <style:text-properties style:font-name="Sans-serif" officeooo:rsid="000ff0cb" style:font-name-asian="Cambria" style:font-name-complex="Cambria"/>
    </style:style>
    <style:style style:name="T33" style:family="text">
      <style:text-properties style:font-name="Sans-serif" officeooo:rsid="000ff18f" style:font-name-asian="Cambria" style:font-name-complex="Cambria"/>
    </style:style>
    <style:style style:name="T34" style:family="text">
      <style:text-properties style:font-name="Sans-serif" officeooo:rsid="00118a69" style:font-name-asian="Cambria" style:font-name-complex="Cambria"/>
    </style:style>
    <style:style style:name="T35" style:family="text">
      <style:text-properties style:font-name="Sans-serif" style:text-underline-style="none" officeooo:rsid="000ee07c" style:font-name-asian="Cambria" style:font-name-complex="Cambria"/>
    </style:style>
    <style:style style:name="T36" style:family="text">
      <style:text-properties style:font-name="Sans-serif" style:font-name-asian="Times New Roman" style:font-name-complex="Times New Roman"/>
    </style:style>
    <style:style style:name="T37" style:family="text">
      <style:text-properties style:font-name="Sans-serif" fo:font-style="normal" style:text-underline-style="none" officeooo:rsid="000ee07c" style:font-name-asian="Cambria" style:font-style-asian="normal" style:font-name-complex="Cambria" style:font-style-complex="normal"/>
    </style:style>
    <style:style style:name="T38" style:family="text">
      <style:text-properties style:font-name="Sans-serif" fo:font-style="normal" style:text-underline-style="none" style:font-name-asian="Times New Roman" style:font-style-asian="normal" style:font-name-complex="Times New Roman" style:font-style-complex="normal"/>
    </style:style>
    <style:style style:name="T39" style:family="text">
      <style:text-properties fo:font-size="11pt" style:font-name-asian="Times New Roman" style:font-size-asian="11pt" style:font-name-complex="Times New Roman" style:font-size-complex="11pt"/>
    </style:style>
    <style:style style:name="T40" style:family="text">
      <style:text-properties style:font-name-asian="Cambria" style:font-name-complex="Cambria"/>
    </style:style>
    <style:style style:name="T41" style:family="text">
      <style:text-properties officeooo:rsid="000ce132" style:font-name-asian="Cambria" style:font-name-complex="Cambria"/>
    </style:style>
    <style:style style:name="T42" style:family="text">
      <style:text-properties officeooo:rsid="000e05eb" style:font-name-asian="Cambria" style:font-name-complex="Cambria"/>
    </style:style>
    <style:style style:name="T43" style:family="text">
      <style:text-properties officeooo:rsid="000f5b72" style:font-name-asian="Cambria" style:font-name-complex="Cambria"/>
    </style:style>
    <style:style style:name="T44" style:family="text">
      <style:text-properties officeooo:rsid="000ff0cb" style:font-name-asian="Cambria" style:font-name-complex="Cambria"/>
    </style:style>
    <style:style style:name="T45" style:family="text">
      <style:text-properties officeooo:rsid="000ff18f" style:font-name-asian="Cambria" style:font-name-complex="Cambria"/>
    </style:style>
    <style:style style:name="T46" style:family="text">
      <style:text-properties officeooo:rsid="000ee07c" style:font-name-asian="Cambria" style:font-name-complex="Cambria"/>
    </style:style>
    <style:style style:name="T47" style:family="text">
      <style:text-properties officeooo:rsid="001334cd" style:font-name-asian="Cambria" style:font-name-complex="Cambria"/>
    </style:style>
    <style:style style:name="T48" style:family="text">
      <style:text-properties fo:font-size="22pt" style:text-underline-style="solid" style:text-underline-width="auto" style:text-underline-color="font-color" fo:font-weight="bold" style:font-name-asian="Cambria" style:font-size-asian="22pt" style:font-weight-asian="bold" style:font-name-complex="Cambria" style:font-size-complex="22pt" style:font-weight-complex="bold"/>
    </style:style>
    <style:style style:name="T49" style:family="text">
      <style:text-properties fo:font-size="22pt" style:text-underline-style="solid" style:text-underline-width="auto" style:text-underline-color="font-color" style:font-name-asian="Times New Roman" style:font-size-asian="22pt" style:font-name-complex="Times New Roman" style:font-size-complex="22pt"/>
    </style:style>
    <style:style style:name="T50" style:family="text">
      <style:text-properties style:font-name="Monospace" style:font-name-asian="Cambria" style:font-name-complex="Cambria"/>
    </style:style>
    <style:style style:name="T51" style:family="text">
      <style:text-properties style:font-name="Monospace" officeooo:rsid="000e05eb" style:font-name-asian="Cambria" style:font-name-complex="Cambria"/>
    </style:style>
    <style:style style:name="T52" style:family="text">
      <style:text-properties style:font-name="Monospace" officeooo:rsid="000f5b72" style:font-name-asian="Cambria" style:font-name-complex="Cambria"/>
    </style:style>
    <style:style style:name="T53" style:family="text">
      <style:text-properties style:font-name="Monospace" fo:font-style="normal" style:font-name-asian="Cambria" style:font-style-asian="normal" style:font-name-complex="Cambria" style:font-style-complex="normal"/>
    </style:style>
    <style:style style:name="T54" style:family="text">
      <style:text-properties style:font-name="Monospace" fo:font-size="12pt" style:text-underline-style="none" fo:font-weight="normal" officeooo:rsid="000e05eb" style:font-name-asian="Cambria" style:font-size-asian="10.5pt" style:font-weight-asian="normal" style:font-name-complex="Cambria" style:font-size-complex="12pt" style:font-weight-complex="normal"/>
    </style:style>
    <style:style style:name="T55" style:family="text">
      <style:text-properties style:font-name="Monospace" fo:font-size="12pt" style:text-underline-style="none" fo:font-weight="normal" officeooo:rsid="000f5b72" style:font-name-asian="Cambria" style:font-size-asian="10.5pt" style:font-weight-asian="normal" style:font-name-complex="Cambria" style:font-size-complex="12pt" style:font-weight-complex="normal"/>
    </style:style>
    <style:style style:name="T56" style:family="text">
      <style:text-properties style:font-name="Monospace" fo:font-size="12pt" style:text-underline-style="none" fo:font-weight="normal" officeooo:rsid="000ff18f" style:font-name-asian="Cambria" style:font-size-asian="10.5pt" style:font-weight-asian="normal" style:font-name-complex="Cambria" style:font-size-complex="12pt" style:font-weight-complex="normal"/>
    </style:style>
    <style:style style:name="T57" style:family="text">
      <style:text-properties style:font-name="Monospace" fo:font-size="12pt" style:text-underline-style="none" fo:font-weight="normal" officeooo:rsid="001334cd" style:font-name-asian="Cambria" style:font-size-asian="10.5pt" style:font-weight-asian="normal" style:font-name-complex="Cambria" style:font-size-complex="12pt" style:font-weight-complex="normal"/>
    </style:style>
    <style:style style:name="T58" style:family="text">
      <style:text-properties style:font-name="Monospace" fo:font-size="12pt" style:font-name-asian="Cambria" style:font-size-asian="12pt" style:font-name-complex="Cambria" style:font-size-complex="12pt"/>
    </style:style>
    <style:style style:name="T59" style:family="text">
      <style:text-properties style:font-name="Monospace" fo:font-size="12pt" fo:font-style="normal" style:text-underline-style="none" fo:font-weight="normal" style:font-name-asian="Cambria" style:font-size-asian="10.5pt" style:font-style-asian="normal" style:font-weight-asian="normal" style:font-name-complex="Cambria" style:font-size-complex="12pt" style:font-style-complex="normal" style:font-weight-complex="normal"/>
    </style:style>
    <style:style style:name="T60" style:family="text">
      <style:text-properties style:font-name="Monospace" fo:font-size="8pt" fo:font-style="normal" style:text-underline-style="none" fo:font-weight="normal" style:font-name-asian="Cambria" style:font-size-asian="8pt" style:font-style-asian="normal" style:font-weight-asian="normal" style:font-name-complex="Cambria" style:font-size-complex="8pt" style:font-style-complex="normal" style:font-weight-complex="normal"/>
    </style:style>
    <style:style style:name="T61" style:family="text">
      <style:text-properties style:font-name="Monospace" fo:font-size="8pt" fo:font-style="normal" style:text-underline-style="none" fo:font-weight="normal" officeooo:rsid="000ff18f" style:font-name-asian="Cambria" style:font-size-asian="8pt" style:font-style-asian="normal" style:font-weight-asian="normal" style:font-name-complex="Cambria" style:font-size-complex="8pt" style:font-style-complex="normal" style:font-weight-complex="normal"/>
    </style:style>
    <style:style style:name="T62" style:family="text">
      <style:text-properties style:font-name="Monospace" fo:font-size="8pt" fo:font-style="normal" style:text-underline-style="none" fo:font-weight="normal" officeooo:rsid="001334cd" style:font-name-asian="Cambria" style:font-size-asian="8pt" style:font-style-asian="normal" style:font-weight-asian="normal" style:font-name-complex="Cambria" style:font-size-complex="8pt" style:font-style-complex="normal" style:font-weight-complex="normal"/>
    </style:style>
    <style:style style:name="T63" style:family="text">
      <style:text-properties fo:font-style="normal" style:font-name-asian="Cambria" style:font-style-asian="normal" style:font-name-complex="Cambria" style:font-style-complex="normal"/>
    </style:style>
    <style:style style:name="T64" style:family="text">
      <style:text-properties fo:color="#d4d4d4" fo:background-color="#1e1e1e" loext:char-shading-value="0" style:font-name-asian="Cambria" style:font-name-complex="Cambria"/>
    </style:style>
    <style:style style:name="T65" style:family="text">
      <style:text-properties style:text-underline-style="none" officeooo:rsid="000ee07c" style:font-name-asian="Cambria" style:font-name-complex="Cambria"/>
    </style:style>
    <style:style style:name="T66" style:family="text">
      <style:text-properties officeooo:rsid="0018b56b"/>
    </style:style>
    <style:style style:name="T67" style:family="text">
      <style:text-properties fo:font-size="14pt" style:font-name-asian="Cambria" style:font-size-asian="14pt" style:font-name-complex="Cambria" style:font-size-complex="14pt"/>
    </style:style>
    <style:style style:name="T68" style:family="text">
      <style:text-properties fo:font-size="14pt" officeooo:rsid="0018b56b" style:font-name-asian="Cambria" style:font-size-asian="14pt" style:font-name-complex="Cambria" style:font-size-complex="14pt"/>
    </style:style>
    <style:style style:name="T69" style:family="text">
      <style:text-properties fo:font-size="10pt" style:font-size-asian="10pt" style:font-size-complex="10pt"/>
    </style:style>
    <style:style style:name="T70" style:family="text">
      <style:text-properties fo:font-size="10pt" fo:font-style="italic" fo:font-weight="bold" style:font-name-asian="Cambria" style:font-size-asian="10pt" style:font-style-asian="italic" style:font-weight-asian="bold" style:font-name-complex="Cambria" style:font-size-complex="10pt" style:font-style-complex="italic" style:font-weight-complex="bold"/>
    </style:style>
    <style:style style:name="T71" style:family="text">
      <style:text-properties fo:font-size="10pt" fo:font-style="italic" fo:font-weight="bold" officeooo:rsid="000dd462" style:font-name-asian="Cambria" style:font-size-asian="10pt" style:font-style-asian="italic" style:font-weight-asian="bold" style:font-name-complex="Cambria" style:font-size-complex="10pt" style:font-style-complex="italic" style:font-weight-complex="bold"/>
    </style:style>
    <style:style style:name="T72" style:family="text">
      <style:text-properties fo:font-weight="normal" style:font-weight-asian="normal" style:font-weight-complex="normal"/>
    </style:style>
    <style:style style:name="T73" style:family="text">
      <style:text-properties fo:font-weight="normal" officeooo:rsid="0018b56b" style:font-weight-asian="normal" style:font-weight-complex="normal"/>
    </style:style>
    <style:style style:name="T74" style:family="text">
      <style:text-properties fo:font-weight="normal" style:font-size-asian="12pt" style:font-weight-asian="normal" style:font-weight-complex="normal"/>
    </style:style>
    <style:style style:name="T75" style:family="text">
      <style:text-properties fo:font-weight="normal" officeooo:rsid="00095615" style:font-size-asian="12pt" style:font-weight-asian="normal" style:font-weight-complex="normal"/>
    </style:style>
    <style:style style:name="T76" style:family="text">
      <style:text-properties fo:font-weight="normal" officeooo:rsid="001a2cf7" style:font-size-asian="12pt" style:font-weight-asian="normal" style:font-weight-complex="normal"/>
    </style:style>
    <style:style style:name="T77" style:family="text">
      <style:text-properties officeooo:rsid="001a97b6"/>
    </style:style>
    <text:list-style style:name="L1">
      <text:list-level-style-bullet text:level="1" text:style-name="Bullet_20_Symbols" text:bullet-char="➢">
        <style:list-level-properties text:list-level-position-and-space-mode="label-alignment">
          <style:list-level-label-alignment text:label-followed-by="listtab" text:list-tab-stop-position="1.4047in" fo:text-indent="-0.25in" fo:margin-left="1.4047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6547in" fo:text-indent="-0.25in" fo:margin-left="1.654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47in" fo:text-indent="-0.25in" fo:margin-left="1.904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547in" fo:text-indent="-0.25in" fo:margin-left="2.154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047in" fo:text-indent="-0.25in" fo:margin-left="2.404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6547in" fo:text-indent="-0.25in" fo:margin-left="2.654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047in" fo:text-indent="-0.25in" fo:margin-left="2.904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1547in" fo:text-indent="-0.25in" fo:margin-left="3.154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047in" fo:text-indent="-0.25in" fo:margin-left="3.404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6547in" fo:text-indent="-0.25in" fo:margin-left="3.654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2"/>
      <text:p text:style-name="P2"/>
      <text:p text:style-name="P2"/>
      <text:p text:style-name="P2"/>
      <text:p text:style-name="P2"/>
      <text:p text:style-name="P2"/>
      <text:p text:style-name="P2"/>
      <text:p text:style-name="P2"/>
      <text:p text:style-name="P3"/>
      <text:p text:style-name="P44"/>
      <text:p text:style-name="P44"/>
      <text:p text:style-name="P44"/>
      <text:p text:style-name="P44">Logging Library</text:p>
      <text:p text:style-name="P42"/>
      <text:p text:style-name="P42"/>
      <text:p text:style-name="P42"/>
      <text:p text:style-name="P49"/>
      <text:p text:style-name="P4"/>
      <text:p text:style-name="P43"><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109"><text:span text:style-name="T4"><text:tab/><text:tab/><text:tab/><text:tab/> <text:s text:c="5"/></text:span><text:span text:style-name="T8"><text:s text:c="19"/></text:span><text:span text:style-name="T68">Nov 8</text:span><text:span text:style-name="T67">TH , 2020</text:span></text:p>
      <text:p text:style-name="P110"><text:span text:style-name="T67"><text:tab/><text:tab/><text:tab/><text:tab/><text:tab/> <text:s text:c="20"/></text:span><text:span text:style-name="T71">Developer</text:span><text:span text:style-name="T70">: Hussain Izhar</text:span></text:p>
      <text:p text:style-name="P6"><text:span text:style-name="T69"><text:s text:c="59"/>Email: </text:span><text:a xlink:type="simple" xlink:href="mailto:izhar1022@gmail.com" text:style-name="Internet_20_link" text:visited-style-name="Visited_20_Internet_20_Link"><text:span text:style-name="T69">izhar1022@gmail.com</text:span></text:a></text:p>
      <text:p text:style-name="P6"/>
      <text:p text:style-name="P6"/>
      <text:p text:style-name="P6"/>
      <text:p text:style-name="P6"/>
      <text:p text:style-name="P6"><text:soft-page-break/></text:p>
      <text:p text:style-name="P92"><text:span text:style-name="T3">Description:</text:span></text:p>
      <text:p text:style-name="P87"><text:span text:style-name="T1"><text:tab/></text:span></text:p>
      <text:p text:style-name="P87"><text:span text:style-name="T2"><text:tab/></text:span><text:span text:style-name="T73">A very simple, single-header library including the basic functionality of a most common log function in c++. It can be modified and used for your own personal reasons. </text:span></text:p>
      <text:p text:style-name="P87"><text:span text:style-name="T73"/></text:p>
      <text:p text:style-name="P87"><text:span text:style-name="T73">It includes: </text:span></text:p>
      <text:p text:style-name="P88"><text:span text:style-name="T72">1. Log levels or log severity: </text:span><text:span text:style-name="T75">DEBUG, INFO, WARNING, ERROR in this order.</text:span></text:p>
      <text:p text:style-name="P88"><text:span text:style-name="T74">2. </text:span><text:span text:style-name="T76">List active errors – on the console.</text:span></text:p>
      <text:p text:style-name="P89"><text:span text:style-name="T74">3. Set an active error, in current thread, to “cleared”.</text:span></text:p>
      <text:p text:style-name="P89"><text:span text:style-name="T74">4. Basic Configurations:</text:span></text:p>
      <text:list xml:id="list2707259334" text:style-name="L1">
        <text:list-item>
          <text:p text:style-name="P48"><text:span text:style-name="T74">Output into console and/or file.</text:span></text:p>
        </text:list-item>
        <text:list-item>
          <text:p text:style-name="P48"><text:span text:style-name="T74">Set your own severity (or “log level”).</text:span></text:p>
        </text:list-item>
        <text:list-item>
          <text:p text:style-name="P48"><text:span text:style-name="T74">Set your format into three different categories. </text:span></text:p>
        </text:list-item>
      </text:list>
      <text:p text:style-name="P50"><text:span text:style-name="T28"><text:tab/><text:tab/><text:tab/><text:tab/></text:span></text:p>
      <text:p text:style-name="P50"><text:span text:style-name="T28"><text:tab/><text:tab/><text:tab/></text:span></text:p>
      <text:p text:style-name="P90"><text:span text:style-name="T3"/></text:p>
      <text:p text:style-name="P90"><text:span text:style-name="T3"/></text:p>
      <text:p text:style-name="P90"><text:span text:style-name="T3"/></text:p>
      <text:p text:style-name="P90"><text:span text:style-name="T3"/></text:p>
      <text:p text:style-name="P90"><text:span text:style-name="T3"/></text:p>
      <text:p text:style-name="P90"><text:span text:style-name="T3"/></text:p>
      <text:p text:style-name="P90"><text:span text:style-name="T3"/></text:p>
      <text:p text:style-name="P90"><text:span text:style-name="T3"/></text:p>
      <text:p text:style-name="P90"><text:span text:style-name="T3"/></text:p>
      <text:p text:style-name="P90"><text:span text:style-name="T3"/></text:p>
      <text:p text:style-name="P90"><text:span text:style-name="T3"/></text:p>
      <text:p text:style-name="P90"><text:span text:style-name="T3"/></text:p>
      <text:p text:style-name="P90"><text:span text:style-name="T3"/></text:p>
      <text:p text:style-name="P93"><text:soft-page-break/><text:span text:style-name="T3">C</text:span><text:span text:style-name="T17">ONTENTS</text:span></text:p>
      <text:p text:style-name="P45"/>
      <text:p text:style-name="P46"/>
      <text:p text:style-name="P91"><text:span text:style-name="T12">Developer </text:span><text:span text:style-name="T18">Documentation</text:span><text:span text:style-name="T14"><text:tab/> <text:s text:c="2"/></text:span></text:p>
      <text:p text:style-name="P91"><text:span text:style-name="T11">Task</text:span><text:span text:style-name="T13"> <text:s text:c="12"/></text:span><text:span text:style-name="T9"><text:s text:c="2"/></text:span></text:p>
      <text:p text:style-name="P91"><text:span text:style-name="T9">Developer environment</text:span><text:span text:style-name="T13"> <text:s text:c="3"/></text:span><text:span text:style-name="T9"><text:s/></text:span></text:p>
      <text:p text:style-name="P51">Namespaces </text:p>
      <text:p text:style-name="P51">Classes</text:p>
      <text:p text:style-name="P51">Variables </text:p>
      <text:p text:style-name="P51">Methods</text:p>
      <text:p text:style-name="P52">Configuration <text:span text:style-name="T77">Rules</text:span></text:p>
      <text:p text:style-name="P91"><text:span text:style-name="T10">Further development options</text:span><text:span text:style-name="T39"><text:tab/></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
      <text:p text:style-name="P54">Developer Environemnt</text:p>
      <text:p text:style-name="P61"/>
      <text:p text:style-name="P62">HP PC, an operating system capable of running .out files (e.g. Ubuntu Linux).</text:p>
      <text:p text:style-name="P62">Vscode (latest), and emacs, developer tools.</text:p>
      <text:p text:style-name="P62"/>
      <text:p text:style-name="P62"/>
      <text:p text:style-name="P62"/>
      <text:p text:style-name="P56">Namespaces</text:p>
      <text:p text:style-name="P63"/>
      <text:p text:style-name="P63">There is only a namespace included in the source code, called nokialogger</text:p>
      <text:p text:style-name="P63"/>
      <text:p text:style-name="P108"><text:soft-page-break/></text:p>
      <text:p text:style-name="P56">Classes</text:p>
      <text:p text:style-name="P63"/>
      <text:p text:style-name="P63">A single class included in the source code, named Logger. </text:p>
      <text:p text:style-name="P64">INSTANCE EXAMPLE: </text:p>
      <text:p text:style-name="P64"/>
      <text:p text:style-name="P22"><text:span text:style-name="T40">#include </text:span><text:span text:style-name="T43">“logger.h”</text:span></text:p>
      <text:p text:style-name="P33"><text:span text:style-name="T46">#include </text:span><text:span text:style-name="T16">&lt;iostream&gt;</text:span></text:p>
      <text:p text:style-name="P94">using namespace nokialogger; </text:p>
      <text:p text:style-name="P98">int main(){</text:p>
      <text:p text:style-name="P26"><text:span text:style-name="T40"><text:s text:c="6"/></text:span><text:span text:style-name="T64">Logger&amp; logger = Logger::NEW();</text:span></text:p>
      <text:p text:style-name="P98"><text:s text:c="6"/>return 0;<text:tab/></text:p>
      <text:p text:style-name="P98">}</text:p>
      <text:p text:style-name="P63"/>
      <text:p text:style-name="P63"/>
      <text:p text:style-name="P8"><text:span text:style-name="T48">Variables</text:span><text:span text:style-name="T40"> <text:tab/></text:span></text:p>
      <text:p text:style-name="P71"/>
      <text:p text:style-name="P63">The program includes the following variables;</text:p>
      <text:p text:style-name="P63"/>
      <text:p text:style-name="P8"><text:span text:style-name="T40">1. </text:span><text:span text:style-name="T53">outPlatform</text:span><text:span text:style-name="T63">:</text:span><text:span text:style-name="T40"> </text:span><text:span text:style-name="T50">outPlatform </text:span><text:span text:style-name="T40">is of type </text:span><text:span text:style-name="T41">logOUT which is an enum type. It holds the values of platform preferences, specifically console, file or both;</text:span></text:p>
      <text:p text:style-name="P103"/>
      <text:p text:style-name="P17"><text:span text:style-name="T50">2. outFormat: <text:s/></text:span><text:span text:style-name="T31">outFormat </text:span><text:span text:style-name="T21">is of type </text:span><text:span text:style-name="T58">format</text:span><text:span text:style-name="T21"> which is also an enum </text:span><text:span text:style-name="T22">type</text:span><text:span text:style-name="T21">. It holds the values of user format preferences, specifically, Date and Time, default, and ID.</text:span></text:p>
      <text:p text:style-name="P104"/>
      <text:p text:style-name="P9"><text:span text:style-name="T50">3. logLevels: <text:s/></text:span><text:span text:style-name="T40">It is of type </text:span><text:span text:style-name="T50">logLevels </text:span><text:span text:style-name="T40">which is also an enum type. It holds the values of logging levels (or severity), specifically DEBUG, INFO, WARNING, ERROR (in the same order)</text:span></text:p>
      <text:p text:style-name="P104"/>
      <text:p text:style-name="P9"><text:span text:style-name="T50">4. outFileName: </text:span><text:span text:style-name="T40">It is of type string holding the name of the output file. </text:span><text:span text:style-name="T42">Current state value is “log.txt”</text:span></text:p>
      <text:p text:style-name="P104"/>
      <text:p text:style-name="P9"><text:span text:style-name="T50">5. </text:span><text:span text:style-name="T51">outFile: </text:span><text:span text:style-name="T42">It is of type file stream holding an object of the class fstream via which we will write to the files.</text:span></text:p>
      <text:p text:style-name="P105"/>
      <text:p text:style-name="P10"><text:span text:style-name="T50">6. IS_OPEN: </text:span><text:span text:style-name="T40">It is of type boolean holding the boolean value of file opening. If the file is can’t be open, it holds a false value, otherwise, true.</text:span></text:p>
      <text:p text:style-name="P65"/>
      <text:p text:style-name="P10"><text:span text:style-name="T50">7. errors: </text:span><text:span text:style-name="T40">It is of type </text:span><text:span text:style-name="T50">vector&lt;pair&lt;Integer, String&gt;&gt;</text:span><text:span text:style-name="T40">. This acts as a container for the error logs in our program. First Value a unique identifier and the second value is log itslef.</text:span></text:p>
      <text:p text:style-name="P65"/>
      <text:p text:style-name="P106"/>
      <text:p text:style-name="P19"><text:soft-page-break/><text:span text:style-name="T54">NOTE: All these </text:span><text:span text:style-name="T55">variables</text:span><text:span text:style-name="T54"> are private.</text:span></text:p>
      <text:p text:style-name="P106"/>
      <text:p text:style-name="P106"/>
      <text:p text:style-name="P57"/>
      <text:p text:style-name="P16"><text:span text:style-name="T49">Methods:</text:span><text:span text:style-name="T14"> </text:span></text:p>
      <text:p text:style-name="P60"/>
      <text:p text:style-name="P11"><text:span text:style-name="T15">1. </text:span><text:span text:style-name="T14">string CURRENT_TIME():</text:span></text:p>
      <text:p text:style-name="P11"><text:span text:style-name="T14">Takes no arguments and return current date and time a</text:span><text:span text:style-name="T15">s a string.</text:span></text:p>
      <text:p text:style-name="P72"/>
      <text:p text:style-name="P72">2. string threadID()</text:p>
      <text:p text:style-name="P72">Takes no arguments and return the current thread’s ID</text:p>
      <text:p text:style-name="P72"/>
      <text:p text:style-name="P72">BOTH of these are static private methods, meaning that they can’t be accessed outside the class and for every instance will have a static value. </text:p>
      <text:p text:style-name="P72"/>
      <text:p text:style-name="P72"/>
      <text:p text:style-name="P72">3. void log(string message, logLevel ilevel):</text:p>
      <text:p text:style-name="P72">A void function after user preferred configuration will log an entry to a file or a console with a given string message and ilevel. Notice that the default value for ilevel is WARNING. If user doesn’t configure it to something else. By default only <text:s/>WARNINGS and ERRORS will be logged. If It ilevel is DEBUG, every level will be logged. If the user configured value of ilevel is smaller than the ilevel is smaller the ilevel value of parameter, the function will return. This function returns nothing in general.</text:p>
      <text:p text:style-name="P72"/>
      <text:p text:style-name="P72"/>
      <text:p text:style-name="P18"><text:span text:style-name="T24"><text:s text:c="65"/></text:span><text:span text:style-name="T27">&lt;REFERNCE 0.00&gt;</text:span></text:p>
      <text:p text:style-name="P72"/>
      <text:p text:style-name="P72"/>
      <text:p text:style-name="P72"/>
      <text:p text:style-name="P37"><text:span text:style-name="T24">F</text:span><text:span text:style-name="T23">or Example: </text:span></text:p>
      <text:p text:style-name="P35"><text:span text:style-name="T35">#include </text:span><text:span text:style-name="T36">&lt;iostream&gt;</text:span></text:p>
      <text:p text:style-name="P23"><text:span text:style-name="T40">#include </text:span><text:span text:style-name="T43">“logger.h”</text:span></text:p>
      <text:p text:style-name="P95">using namespace nokialogger; </text:p>
      <text:p text:style-name="P98">int main(){</text:p>
      <text:p text:style-name="P98"><text:s text:c="7"/>Logger&amp; logger = Logger::NEW();</text:p>
      <text:p text:style-name="P98"><text:s text:c="7"/>logger.config(Logger::logOUT::console, Logger::logLevels::ERROR)</text:p>
      <text:p text:style-name="P98"><text:s text:c="7"/>logger.log(1234234, Logger::logLevels::INFO);<text:tab/></text:p>
      <text:p text:style-name="P98"><text:s text:c="7"/>return 0; <text:tab/></text:p>
      <text:p text:style-name="P98">}</text:p>
      <text:p text:style-name="P98"/>
      <text:p text:style-name="P98"/>
      <text:p text:style-name="P98">OUTPUT:</text:p>
      <text:p text:style-name="P98"><text:soft-page-break/>&gt; g++ -o main main.cpp; ./main</text:p>
      <text:p text:style-name="P98">&gt; $</text:p>
      <text:p text:style-name="P72"/>
      <text:p text:style-name="P19"><text:span text:style-name="T24">T</text:span><text:span text:style-name="T26">his will output nothing because INFO has less </text:span><text:span text:style-name="T25">severity</text:span><text:span text:style-name="T26"> than ERROR and user has already configured his preferences to ERROR.</text:span></text:p>
      <text:p text:style-name="P72"/>
      <text:p text:style-name="P72"/>
      <text:p text:style-name="P72"/>
      <text:p text:style-name="P72">4. void getErrors():</text:p>
      <text:p text:style-name="P74">This function prints out all the errors in the current thread. These errors are stored in a vector pair with a unique value starting from -1 upto INT_MAX32. </text:p>
      <text:p text:style-name="P74"/>
      <text:p text:style-name="P12"><text:span text:style-name="T15">F</text:span><text:span text:style-name="T14">or Example:</text:span></text:p>
      <text:p text:style-name="P35"><text:span text:style-name="T65">#include </text:span><text:span text:style-name="T14">&lt;iostream&gt;</text:span></text:p>
      <text:p text:style-name="P23"><text:span text:style-name="T40">#include </text:span><text:span text:style-name="T43">“logger.h”</text:span></text:p>
      <text:p text:style-name="P95">using namespace nokialogger; </text:p>
      <text:p text:style-name="P66">int main(){</text:p>
      <text:p text:style-name="P66"><text:s text:c="7"/>Logger&amp; logger = Logger::NEW();</text:p>
      <text:p text:style-name="P26"><text:span text:style-name="T31"><text:s text:c="7"/>logger.config(Logger::logOUT::console, Logger::logLevels::ERROR, </text:span><text:span text:style-name="T32">Logger::format::DEFAULT</text:span><text:span text:style-name="T31">)</text:span></text:p>
      <text:p text:style-name="P20"><text:span text:style-name="T19"><text:s text:c="7"/>logger.log(123, Logger::logLevels::</text:span><text:span text:style-name="T20">ERROR</text:span><text:span text:style-name="T19">);</text:span></text:p>
      <text:p text:style-name="P20"><text:span text:style-name="T19"><text:s text:c="7"/>logger.log(123</text:span><text:span text:style-name="T20">4</text:span><text:span text:style-name="T19">, Logger::logLevels::</text:span><text:span text:style-name="T20">ERROR</text:span><text:span text:style-name="T19">);</text:span></text:p>
      <text:p text:style-name="P20"><text:span text:style-name="T19"><text:s text:c="7"/>logger.log(123</text:span><text:span text:style-name="T20">45</text:span><text:span text:style-name="T19">, Logger::logLevels::</text:span><text:span text:style-name="T20">ERROR</text:span><text:span text:style-name="T19">);</text:span></text:p>
      <text:p text:style-name="P67"/>
      <text:p text:style-name="P20"><text:span text:style-name="T19"><text:s text:c="7"/></text:span><text:span text:style-name="T20">logger.getErrors(); //function called</text:span></text:p>
      <text:p text:style-name="P67"><text:tab/><text:tab/><text:tab/></text:p>
      <text:p text:style-name="P66"><text:s text:c="7"/>return 0; <text:tab/></text:p>
      <text:p text:style-name="P66">}</text:p>
      <text:p text:style-name="P66"/>
      <text:p text:style-name="P99">OUTPUT:</text:p>
      <text:p text:style-name="P99">&gt; g++ -o main main.cpp; ./main</text:p>
      <text:p text:style-name="P27"><text:span text:style-name="T31">&gt; $</text:span><text:span text:style-name="T32">[123] [ERROR]</text:span></text:p>
      <text:p text:style-name="P68">&gt; $[1234] [ERROR]</text:p>
      <text:p text:style-name="P68">&gt; $[12345] [ERROR]</text:p>
      <text:p text:style-name="P68"/>
      <text:p text:style-name="P68">listed all the ERROR logs on the console</text:p>
      <text:p text:style-name="P30"><text:span text:style-name="T31">5. void </text:span><text:span text:style-name="T33">c</text:span><text:span text:style-name="T31">lear(int id):</text:span></text:p>
      <text:p text:style-name="P68">This method is deletes an entry in the currently logged ERRORs. If one calls this function, it will delete the entry from the vector &lt;pair &lt;&gt; &gt; of the given ERRORs which will be created for each logged entry if it’s ERROR. </text:p>
      <text:p text:style-name="P68"/>
      <text:p text:style-name="P68"/>
      <text:p text:style-name="P68">For Example: </text:p>
      <text:p text:style-name="P66"/>
      <text:p text:style-name="P34"><text:span text:style-name="T15">F</text:span><text:span text:style-name="T14">or Example:</text:span></text:p>
      <text:p text:style-name="P35"><text:span text:style-name="T65">#include </text:span><text:span text:style-name="T14">&lt;iostream&gt;</text:span></text:p>
      <text:p text:style-name="P24"><text:soft-page-break/><text:span text:style-name="T40">#include </text:span><text:span text:style-name="T43">“logger.h”</text:span></text:p>
      <text:p text:style-name="P96">using namespace nokialogger; </text:p>
      <text:p text:style-name="P100">int main(){</text:p>
      <text:p text:style-name="P100"><text:s text:c="7"/>Logger&amp; logger = Logger::NEW();</text:p>
      <text:p text:style-name="P36"><text:span text:style-name="T5"><text:s text:c="7"/>logger.log(123, Logger::logLevels::</text:span><text:span text:style-name="T6">ERROR</text:span><text:span text:style-name="T5">);</text:span></text:p>
      <text:p text:style-name="P36"><text:span text:style-name="T5"><text:s text:c="7"/>logger.log(123</text:span><text:span text:style-name="T6">4</text:span><text:span text:style-name="T5">, Logger::logLevels::</text:span><text:span text:style-name="T6">ERROR</text:span><text:span text:style-name="T5">);</text:span></text:p>
      <text:p text:style-name="P36"><text:span text:style-name="T5"><text:s text:c="7"/>logger.log(123</text:span><text:span text:style-name="T6">45</text:span><text:span text:style-name="T5">, Logger::logLevels::</text:span><text:span text:style-name="T6">ERROR</text:span><text:span text:style-name="T5">);</text:span></text:p>
      <text:p text:style-name="P100"><text:s text:c="8"/></text:p>
      <text:p text:style-name="P36"><text:span text:style-name="T5"><text:s text:c="7"/></text:span><text:span text:style-name="T7">std::cout &lt;&lt; “Before\n”;</text:span></text:p>
      <text:p text:style-name="P36"><text:span text:style-name="T5"><text:s text:c="7"/></text:span><text:span text:style-name="T6">logger.getErrors(); //function called</text:span></text:p>
      <text:p text:style-name="P28"><text:span text:style-name="T40"><text:s text:c="7"/></text:span><text:span text:style-name="T45">logger.clear(-1);</text:span></text:p>
      <text:p text:style-name="P28"><text:span text:style-name="T40"><text:s text:c="7"/></text:span><text:span text:style-name="T45">std::cout &lt;&lt; “\n\nAfter”;</text:span></text:p>
      <text:p text:style-name="P28"><text:span text:style-name="T45"><text:s text:c="7"/></text:span><text:span text:style-name="T44">logger.getErrors()</text:span><text:span text:style-name="T40"><text:tab/><text:tab/><text:tab/></text:span></text:p>
      <text:p text:style-name="P100"><text:s text:c="7"/>return 0; <text:tab/></text:p>
      <text:p text:style-name="P100">}</text:p>
      <text:p text:style-name="P107"/>
      <text:p text:style-name="P100">OUTPUT:</text:p>
      <text:p text:style-name="P100">&gt; g++ -o main main.cpp; ./main</text:p>
      <text:p text:style-name="P107">&gt; Before</text:p>
      <text:p text:style-name="P28"><text:span text:style-name="T31">&gt; $</text:span><text:span text:style-name="T32">[123] [ERROR]</text:span></text:p>
      <text:p text:style-name="P69">&gt; $[1234] [ERROR]</text:p>
      <text:p text:style-name="P69">&gt; $[12345] [ERROR]</text:p>
      <text:p text:style-name="P70">&gt; </text:p>
      <text:p text:style-name="P70">&gt; </text:p>
      <text:p text:style-name="P70">&gt; After </text:p>
      <text:p text:style-name="P69">&gt; $[1234] [ERROR]</text:p>
      <text:p text:style-name="P69">&gt; $[12345] [ERROR]</text:p>
      <text:p text:style-name="P72"/>
      <text:p text:style-name="P72"/>
      <text:p text:style-name="P13"><text:span text:style-name="T15">T</text:span><text:span text:style-name="T14">he ERROR log with the unique ID of -1 is deleted from the logs. </text:span></text:p>
      <text:p text:style-name="P73"/>
      <text:p text:style-name="P58"/>
      <text:p text:style-name="P58"/>
      <text:p text:style-name="P58">Configuration</text:p>
      <text:p text:style-name="P76"/>
      <text:p text:style-name="P77">1. OUTPUT FORMAT:</text:p>
      <text:p text:style-name="P77">User have three different options: DEFAULT, DATE_TIME, and ID. </text:p>
      <text:p text:style-name="P79">DEFAULT: [message] + [log level]</text:p>
      <text:p text:style-name="P79">DATE_TIME: [date and time] + [message] + [log level]</text:p>
      <text:p text:style-name="P79">ID: [ID] + [date and time] + [message] + [log level]</text:p>
      <text:p text:style-name="P77"/>
      <text:p text:style-name="P77"/>
      <text:p text:style-name="P38"><text:span text:style-name="T24">F</text:span><text:span text:style-name="T23">or Example: </text:span></text:p>
      <text:p text:style-name="P75"><text:soft-page-break/>#include &lt;iostream&gt;</text:p>
      <text:p text:style-name="P24"><text:span text:style-name="T40">#include </text:span><text:span text:style-name="T43">“logger.h”</text:span></text:p>
      <text:p text:style-name="P96">using namespace nokialogger; </text:p>
      <text:p text:style-name="P100">int main(){</text:p>
      <text:p text:style-name="P100"><text:s text:c="7"/>Logger&amp; logger = Logger::NEW();</text:p>
      <text:p text:style-name="P28"><text:span text:style-name="T40"><text:s text:c="7"/>logger.config(</text:span><text:span text:style-name="T45">Logger::format::DEFALUT</text:span><text:span text:style-name="T40">);</text:span></text:p>
      <text:p text:style-name="P21"><text:span text:style-name="T55"><text:s text:c="7"/>logger.log(123, Logger::logLevels::</text:span><text:span text:style-name="T57">ERROR</text:span><text:span text:style-name="T55">);</text:span></text:p>
      <text:p text:style-name="P21"><text:span text:style-name="T55"><text:s text:c="7"/>logger.config(</text:span><text:span text:style-name="T56">Logger::format::DATE_TIME</text:span><text:span text:style-name="T55">);</text:span></text:p>
      <text:p text:style-name="P21"><text:span text:style-name="T55"><text:s text:c="7"/>logger.log(123, Logger::logLevels::</text:span><text:span text:style-name="T57">ERROR</text:span><text:span text:style-name="T55">);</text:span></text:p>
      <text:p text:style-name="P28"><text:span text:style-name="T40"><text:s text:c="7"/>logger.config(</text:span><text:span text:style-name="T45">Logger::format::ID</text:span><text:span text:style-name="T40">);</text:span></text:p>
      <text:p text:style-name="P21"><text:span text:style-name="T55"><text:s text:c="7"/>logger.log(123, Logger::logLevels::</text:span><text:span text:style-name="T57">ERROR</text:span><text:span text:style-name="T55">);<text:tab/></text:span></text:p>
      <text:p text:style-name="P100"><text:s text:c="7"/>return 0; <text:tab/></text:p>
      <text:p text:style-name="P14"><text:span text:style-name="T52">}</text:span><text:span text:style-name="T40"> </text:span></text:p>
      <text:p text:style-name="P77"/>
      <text:p text:style-name="P100">OUTPUT:</text:p>
      <text:p text:style-name="P100">&gt; g++ -o main main.cpp; ./main</text:p>
      <text:p text:style-name="P107">&gt; Before</text:p>
      <text:p text:style-name="P28"><text:span text:style-name="T31">&gt; $ </text:span><text:span text:style-name="T32">[123] [ERROR]</text:span></text:p>
      <text:p text:style-name="P32"><text:span text:style-name="T31">&gt; $ [2020-11-06 09:07:55] </text:span><text:span text:style-name="T34">[123] </text:span><text:span text:style-name="T31">[ERROR]</text:span></text:p>
      <text:p text:style-name="P31"><text:span text:style-name="T31">&gt; $ [1] [2020-11-06 09:07:55] </text:span><text:span text:style-name="T34">[123</text:span><text:span text:style-name="T31">] [ERROR]</text:span></text:p>
      <text:p text:style-name="P80"/>
      <text:p text:style-name="P80"/>
      <text:p text:style-name="P79">2. SET LOG LEVELS</text:p>
      <text:p text:style-name="P79">User have four different options: DEBUG, INFO, WARNING, ERROR</text:p>
      <text:p text:style-name="P79">DEBUG: 0 severity </text:p>
      <text:p text:style-name="P79">INFO: 1 severity </text:p>
      <text:p text:style-name="P79">WARNING: 2 severity </text:p>
      <text:p text:style-name="P79">ERROR: 3 severity </text:p>
      <text:p text:style-name="P79">If user sets log value to WARNING(2), WARNING and ERROR will be logged. </text:p>
      <text:p text:style-name="P39"><text:span text:style-name="T29">If user sets log value to INFO(1), log levels greater than equal to INFO will be logged. So on and so forth. </text:span><text:span text:style-name="T30">For further study, see &lt;REFERENCE 0.00&gt; in the METHOD section. </text:span></text:p>
      <text:p text:style-name="P81"/>
      <text:p text:style-name="P81"/>
      <text:p text:style-name="P81"/>
      <text:p text:style-name="P81"/>
      <text:p text:style-name="P82">3. SET LOG MODES:</text:p>
      <text:p text:style-name="P82">user have three options: both, file, console</text:p>
      <text:p text:style-name="P82"/>
      <text:p text:style-name="P82">both: also the default option will log all the entries into the both file and console</text:p>
      <text:p text:style-name="P82"/>
      <text:p text:style-name="P82">console: log all the entries into console only </text:p>
      <text:p text:style-name="P82"/>
      <text:p text:style-name="P82">file: log all the entries into file only</text:p>
      <text:p text:style-name="P82"/>
      <text:p text:style-name="P82"><text:soft-page-break/>For Example:</text:p>
      <text:p text:style-name="P35"><text:span text:style-name="T37">#include </text:span><text:span text:style-name="T38">&lt;iostream&gt;</text:span></text:p>
      <text:p text:style-name="P25"><text:span text:style-name="T40">#include </text:span><text:span text:style-name="T43">“logger.h”</text:span></text:p>
      <text:p text:style-name="P97">using namespace nokialogger; </text:p>
      <text:p text:style-name="P101">int main(){</text:p>
      <text:p text:style-name="P101"><text:s text:c="5"/>Logger&amp; logger = Logger::NEW();</text:p>
      <text:p text:style-name="P29"><text:span text:style-name="T40"><text:s text:c="5"/>logger.config(</text:span><text:span text:style-name="T45">Logger::</text:span><text:span text:style-name="T47">logOUT</text:span><text:span text:style-name="T45">::</text:span><text:span text:style-name="T47">console</text:span><text:span text:style-name="T40">);</text:span></text:p>
      <text:p text:style-name="P102"><text:s text:c="5"/>logger.log(123, Logger::logLevels::INFO); </text:p>
      <text:p text:style-name="P102"><text:tab/> <text:tab/></text:p>
      <text:p text:style-name="P15"><text:span text:style-name="T52">}</text:span><text:span text:style-name="T40"> </text:span></text:p>
      <text:p text:style-name="P78"/>
      <text:p text:style-name="P78"/>
      <text:p text:style-name="P82">OUTPUT: </text:p>
      <text:p text:style-name="P82">&gt;$ ls </text:p>
      <text:p text:style-name="P82">&gt;$ main.cpp </text:p>
      <text:p text:style-name="P82">&gt;$ g++ -0 main main.cpp</text:p>
      <text:p text:style-name="P82">&gt;$ ./main </text:p>
      <text:p text:style-name="P82">&gt;$ [123][INFO]</text:p>
      <text:p text:style-name="P83">&gt;$ ls </text:p>
      <text:p text:style-name="P83">&gt;$ main.cpp main <text:s text:c="3"/></text:p>
      <text:p text:style-name="P83"/>
      <text:p text:style-name="P40"><text:span text:style-name="T29">No file is created. However, in case of </text:span><text:span text:style-name="T61">Logger::</text:span><text:span text:style-name="T62">logOUT</text:span><text:span text:style-name="T61">::</text:span><text:span text:style-name="T60">both </text:span><text:span text:style-name="T59">and</text:span><text:span text:style-name="T29"> </text:span><text:span text:style-name="T61">Logger::</text:span><text:span text:style-name="T62">logOUT</text:span><text:span text:style-name="T61">::</text:span><text:span text:style-name="T60">file</text:span><text:span text:style-name="T30">, </text:span><text:span text:style-name="T29">a file will also be created. In case of <text:s/></text:span><text:span text:style-name="T61">Logger::</text:span><text:span text:style-name="T62">logOUT</text:span><text:span text:style-name="T61">::</text:span><text:span text:style-name="T60">both, </text:span><text:span text:style-name="T29">there will be a console output as well. </text:span></text:p>
      <text:p text:style-name="P83"/>
      <text:p text:style-name="P83"/>
      <text:p text:style-name="P83">NOTE: These configs can be set alone, in pairs, and <text:s/>all of them together.</text:p>
      <text:p text:style-name="P83"/>
      <text:p text:style-name="P83"/>
      <text:p text:style-name="P59">Further development options</text:p>
      <text:p text:style-name="P85"/>
      <text:p text:style-name="P83">1. Files rotation. In case one file is full, we should create another one.</text:p>
      <text:p text:style-name="P83">2. Multi-threading joined (multex)</text:p>
      <text:p text:style-name="P83">3. Clear() function can be adjusted to a more fancier version of it, like removing an entry from a console directly, or file.</text:p>
      <text:p text:style-name="P84">4. Can add a lot more fancier formats for the outputs</text:p>
      <text:p text:style-name="P84">5. Can add severity levels like FATAL (which is one higher than ERR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Monospace" svg:font-family="Monospace"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4951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6T07:36:30.086797037</meta:creation-date>
    <dc:date>2020-11-07T18:10:49.413198563</dc:date>
    <meta:editing-duration>P1DT7H53M17S</meta:editing-duration>
    <meta:editing-cycles>2</meta:editing-cycles>
    <meta:generator>LibreOffice/6.4.6.2$Linux_X86_64 LibreOffice_project/40$Build-2</meta:generator>
    <meta:document-statistic meta:table-count="0" meta:image-count="0" meta:object-count="0" meta:page-count="9" meta:paragraph-count="195" meta:word-count="1137" meta:character-count="7915" meta:non-whitespace-character-count="6444"/>
  </office:meta>
</office:document-meta>
</file>